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TestExecutionListenerTests.assertIsRollback( Class &lt; ? &gt; clazz , boolean ro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LevelRollbackViaMetaAnnotation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assertAfterTestMethod( Class &lt; ? extends Invocable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DeclaredOnClassViaMetaAnnotationWithOverride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isRollbackWithClassLevelRollbackViaMetaAnnotationOnTes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MethodViaMetaAnnotationWithOverride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isRollbackWithClassLevelRollbackWithExplic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Locally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ransactionDeclaredAsInterfaceDefaultMethod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isRollbackWithEmptyMethodLevel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ssertBeforeTestMethodWithNonTransactionalTestMethod( Class &lt; ? extends Invocable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evelRollbackWithExplicitValu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assertBeforeTestMethod( Class &lt; ? extends Invocable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Class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ssertBeforeTestMethodWithTransactionalTestMethod( Class &lt; ? extends Invocable &gt; clazz , boolean invokedIn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MethodViaMetaAnnotation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DeclaredOnMethodViaMetaAnnotation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ClassViaMetaAnnota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fterTestMethodWithAfterTransactionDeclaredAsInterfaceDefaul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Locally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beforeTestMethodWithBeforeTransactionDeclare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transactionalTestWithoutTransa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foreTransactionDeclaredViaMetaAnnota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fterTestMethodWithAfterTransactionDeclared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getTransactionManager( TestContext testContext , String qual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RollbackWithExplicitValueOnTestInterfac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assertAfterTestMethodWithNonTransactionalTestMethod( Class &lt; ? extends Invocable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foreTransactionDeclaredLocally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Metho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ViaMetaAnnotation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MethodViaMetaAnnotation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ransactionDeclaredAsInterfaceDefaultMethod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ClassLocally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isRollbackWithMethodLevelRollback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MethodLocally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TransactionDeclaredLocallyTestCase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vocable.invoked( boolean invo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beforeTestMethodWithBeforeTransactionDeclared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RollbackWithExplicitValu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RollbackViaMetaAnnotation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MethodLevelRollback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MethodViaMetaAnnotationWithOverride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ClassViaMetaAnnotationWithOverride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ClassLocally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assertAfterTestMethodWithTransactionalTestMethod( Class &lt; ? extends Invocable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Method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ViaMetaAnnotation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isRollbackWithMethodLevelRollbackWithExplic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AsInterfaceDefaultMethod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ransactionDeclaredViaMetaAnnotation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ClassViaMetaAnnotation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LevelRollbackViaMetaAnnotationOnTestInterfac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afterTestMethodWithAfterTransactionDeclare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ClassViaMetaAnnotation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TransactionDeclaredLocally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TransactionDeclaredViaMetaAnnotation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beforeTestMethodWithBeforeTransactionDeclaredAsInterfaceDefaul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vocable.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cleanUpThreadLocalStateForSubsequentTestClassesIn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isRollbackWithClassLevelRollback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assertBeforeTestMethodWithTransactionalTestMethod( Class &lt; ? extends Invocable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ollback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MethodLocally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MethodLocallyTestCase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ClassLevelRollback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isRollbackWithClassLevelRollbackWithExplicitValueOnTes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isRollbackWithMissing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DeclaredOnMethodViaMetaAnnotation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ExecutionListenerTests.isRollbackWithEmptyClassLevel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TransactionDeclaredLocally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ExecutionListenerTests.beforeTestMethodWithTransactionalDeclaredOnClass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ransactionDeclaredAsInterfaceDefaultMethod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ransactionDeclaredViaMetaAnnotationTestCase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DeclaredOnMethodViaMetaAnnotationWithOverrideTestCase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